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Стиль_20_По_20_ширине_20_Первая_20_строка_3a__20__20_127_20_см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2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3" style:family="paragraph" style:parent-style-name="Обычный_20_текст_20_Знак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4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</style:style>
    <style:style style:name="P6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7" style:family="paragraph" style:parent-style-name="Обычный_20_текст_20_Знак">
      <style:paragraph-properties fo:text-align="center" style:justify-single-word="false"/>
    </style:style>
    <style:style style:name="P8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Обычный_20_текст">
      <style:text-properties fo:font-weight="normal" style:font-weight-asian="normal" style:font-weight-complex="normal"/>
    </style:style>
    <style:style style:name="P10" style:family="paragraph" style:parent-style-name="Обычный_20_текст">
      <style:text-properties fo:font-style="italic" style:font-style-asian="italic" style:font-style-complex="italic"/>
    </style:style>
    <style:style style:name="P11" style:family="paragraph" style:parent-style-name="Обычный_20_текст">
      <style:paragraph-properties fo:margin-left="1.251cm" fo:margin-right="0cm" fo:text-indent="0cm" style:auto-text-indent="false"/>
    </style:style>
    <style:style style:name="P12" style:family="paragraph" style:parent-style-name="Обычный_20_текст">
      <style:paragraph-properties fo:margin-left="1.251cm" fo:margin-right="0cm" fo:text-indent="0cm" style:auto-text-indent="false"/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Обычный_20_текст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Обычный_20_текст" style:list-style-name="L1"/>
    <style:style style:name="P15" style:family="paragraph" style:parent-style-name="Обычный_20_текст" style:list-style-name="L2"/>
    <style:style style:name="P16" style:family="paragraph" style:parent-style-name="Обычный_20_текст" style:list-style-name="WW8Num50"/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b 58%"/>
    </style:style>
    <style:style style:name="T9" style:family="text">
      <style:text-properties style:text-position="sub 58%"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fo:text-shadow="none" style:text-underline-style="none" style:font-name-asian="Liberation Sans" style:font-name-complex="Liberation Sans" style:text-emphasize="none"/>
    </style:style>
    <style:style style:name="T12" style:family="text">
      <style:text-properties style:text-outline="false" style:text-line-through-style="none" fo:text-shadow="none" style:font-name-asian="Liberation Sans" style:font-name-complex="Liberation Sans" style:text-emphasize="none"/>
    </style:style>
    <style:style style:name="T13" style:family="text"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/>
    </style:style>
    <style:style style:name="T14" style:family="text">
      <style:text-properties style:text-outline="false" style:text-line-through-style="none" style:font-name="Liberation Sans" fo:font-size="10pt" fo:font-style="italic" fo:text-shadow="none" style:text-underline-style="none" fo:font-weight="normal" style:font-name-asian="Liberation Sans" style:font-size-asian="10pt" style:font-style-asian="italic" style:font-weight-asian="normal" style:font-name-complex="Liberation Sans" style:font-size-complex="10pt" style:font-style-complex="italic" style:font-weight-complex="normal" style:text-emphasize="non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text-position="super 58%"/>
    </style:style>
    <style:style style:name="T18" style:family="text">
      <style:text-properties fo:language="en" fo:country="T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6.637cm" draw:visible-area-height="1.557cm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64cm" draw:visible-area-height="0.653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41cm" draw:visible-area-height="0.653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591cm" draw:visible-area-height="1.557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695cm" draw:visible-area-height="0.675cm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88cm" draw:visible-area-height="1.741cm"/>
    </style:style>
    <style:style style:name="fr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77cm" draw:visible-area-height="0.683cm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хнико-экономическое обоснование</text:h>
      <text:h text:style-name="Heading_20_2" text:outline-level="2">Общие положения</text:h>
      <text:p text:style-name="Обычный_20_текст">В настоящее время проводится кардинальная модернизация таможенной службы Российской Федерации, осуществляются меры по приведению ее в соответствие растущему объему и многообразию внешнеэкономической деятельности, адаптации к нормам, принятым в международной практике таможенного дела.</text:p>
      <text:p text:style-name="Обычный_20_текст">Одной из организационных мер по модернизации таможенных технологий, реализуемой в настоящее время, является разработка редактора электронных документов для портала таможенного декларанта. Данная система призвана в максимально возможной степени автоматизировать деятельность декларантов при заполнении множества электронных документов. </text:p>
      <text:p text:style-name="Обычный_20_текст"><text:span text:style-name="T1">Целью разработки редактора электронных документов является создание конкурентно-способного редактора таможенных документов, взаимодействующего с системой Электронного декларирования.</text:span> Самостоятельное и независимое распространение редактора не планируется.</text:p>
      <text:p text:style-name="Обычный_20_текст">При разработке системы использовался язык Java, что наделяет систему таким свойством, как кросс-платформенность. Также в разработке был использован фреймворк <text:span text:style-name="T2">GWT</text:span> (<text:span text:style-name="T4">Google Web Toolkit</text:span>), что существенно упрощает труд разработчика и дает ему дополнительные выгоды в будущем при сопровождении.</text:p>
      <text:h text:style-name="Heading_20_2" text:outline-level="2">Определение стоимости разработки системы</text:h>
      <text:p text:style-name="Обычный_20_текст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Обычный_20_текст">В основе определения стоимости разработки лежит перечень проведённых работ и трудоемкость их выполнения (табл. 4.1).</text:p>
      <text:p text:style-name="P8"><draw:frame draw:style-name="fr1" draw:name="Объект1" text:anchor-type="paragraph" svg:width="14.556cm" svg:height="5.239cm" draw:z-index="5"><draw:object xlink:href="./Object 8" xlink:type="simple" xlink:show="embed" xlink:actuate="onLoad"/><draw:image xlink:href="./ObjectReplacements/Object 8" xlink:type="simple" xlink:show="embed" xlink:actuate="onLoad"/></draw:frame>Таблица 4.1. Перечень работ и их трудоёмкость</text:p>
      <text:p text:style-name="Обычный_20_текст">Данные, приведенные в таблице, будут учитываться при расчете издержек на исполнителей проекта, как одну из основных статей расходов для данного проекта.</text:p>
      <text:h text:style-name="Heading_20_3" text:outline-level="3"><text:soft-page-break/>Калькуляция полной себестоимости разработки</text:h>
      <text:p text:style-name="Обычный_20_текст">Калькуляция полной себестоимости разработки осуществляется по следующим статьям:</text:p>
      <text:list xml:id="list33567422" text:style-name="L1">
        <text:list-item>
          <text:p text:style-name="P14">материалы, полуфабрикаты и комплектующие изделия с учетом транспортно-заготовительных расходов;</text:p>
        </text:list-item>
      </text:list>
      <text:list xml:id="list33563987" text:style-name="L2">
        <text:list-item>
          <text:p text:style-name="P15"><text:span text:style-name="Обычный_20_текст_20_Знак_20_Знак"><text:span text:style-name="T5">спецоборудование для экспериментальных работ;</text:span></text:span></text:p>
        </text:list-item>
        <text:list-item>
          <text:p text:style-name="P15"><text:span text:style-name="T5">основная и дополнительная заработная плата основных исполнителей </text:span><text:span text:style-name="Обычный_20_текст_20_Знак_20_Знак"><text:span text:style-name="T5">работы;</text:span></text:span></text:p>
        </text:list-item>
        <text:list-item>
          <text:p text:style-name="P15"><text:span text:style-name="Обычный_20_текст_20_Знак_20_Знак"><text:span text:style-name="T5">отчисления на социальные нужды;</text:span></text:span></text:p>
        </text:list-item>
        <text:list-item>
          <text:p text:style-name="P15"><text:span text:style-name="Обычный_20_текст_20_Знак_20_Знак"><text:span text:style-name="T5">расходы на служебные командировки;</text:span></text:span></text:p>
        </text:list-item>
        <text:list-item>
          <text:p text:style-name="P15"><text:span text:style-name="Обычный_20_текст_20_Знак_20_Знак"><text:span text:style-name="T5">оплата услуг сторонних организацией, привлекаемых для выполнения данной разработки;</text:span></text:span></text:p>
        </text:list-item>
        <text:list-item>
          <text:p text:style-name="P15"><text:span text:style-name="Обычный_20_текст_20_Знак_20_Знак"><text:span text:style-name="T5">прочие прямые затраты;</text:span></text:span></text:p>
        </text:list-item>
        <text:list-item>
          <text:p text:style-name="P15"><text:span text:style-name="Обычный_20_текст_20_Знак_20_Знак"><text:span text:style-name="T5">накладные расходы.</text:span></text:span></text:p>
        </text:list-item>
      </text:list>
      <text:p text:style-name="Обычный_20_текст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P7"><draw:frame draw:style-name="fr1" draw:name="Объект2" text:anchor-type="paragraph" svg:width="13.086cm" svg:height="3.614cm" draw:z-index="6"><draw:object xlink:href="./Object 9" xlink:type="simple" xlink:show="embed" xlink:actuate="onLoad"/><draw:image xlink:href="./ObjectReplacements/Object 9" xlink:type="simple" xlink:show="embed" xlink:actuate="onLoad"/></draw:frame><text:span text:style-name="T6">Таблица 4.2</text:span><text:span text:style-name="T7"> Расходы по статье Материалы</text:span></text:p>
      <text:p text:style-name="Обычный_20_текст">Таким образом, С<text:span text:style-name="T8">МАТ</text:span> = 2<text:span text:style-name="T2">100 </text:span><text:span text:style-name="T10">р.</text:span></text:p>
      <text:p text:style-name="Обычный_20_текст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P3"/>
      <text:p text:style-name="P4">Трудоемкость работы, выполненной <text:span text:style-name="T4">аналитиком</text:span>:<text:tab/><text:tab/><text:tab/>Т<text:span text:style-name="T8">ВС</text:span>=16</text:p>
      <text:p text:style-name="P4">Трудоемкость работы, выполненной программистом:<text:tab/><text:tab/>Т<text:span text:style-name="T8">И</text:span>=348</text:p>
      <text:p text:style-name="P4">Дневная ставка аналитика:<text:tab/><text:tab/><text:tab/><text:tab/><text:tab/><text:tab/>Д<text:span text:style-name="T8">А</text:span>=1200</text:p>
      <text:p text:style-name="P4">Дневная ставка инженера:<text:tab/><text:tab/><text:tab/><text:tab/><text:tab/><text:tab/><text:tab/>Д<text:span text:style-name="T8">И</text:span>=1200</text:p>
      <text:p text:style-name="P4">Дополнительная заработная плата:<text:tab/><text:tab/><text:tab/><text:tab/><text:tab/>Кд­­<text:span text:style-name="T8">ОП</text:span>=12%</text:p>
      <text:p text:style-name="P4">Отчисления на социальные нужды:<text:tab/><text:tab/><text:tab/><text:tab/><text:tab/>К<text:span text:style-name="T8">СН</text:span>=36%</text:p>
      <text:p text:style-name="P4">Накладные расходы:<text:tab/><text:tab/><text:tab/><text:tab/><text:tab/><text:tab/><text:tab/><text:tab/>К<text:span text:style-name="T8">НР</text:span>=15%</text:p>
      <text:p text:style-name="P1"/>
      <text:p text:style-name="Обычный_20_текст">В итоге, получаем следующие величины:</text:p>
      <text:p text:style-name="Обычный_20_текст">Основная заработная плата участников разработки:</text:p>
      <text:p text:style-name="P12"><text:soft-page-break/>С­<text:span text:style-name="T8">ЗО</text:span>=Т<text:span text:style-name="T8">ВС</text:span>*Д<text:span text:style-name="T8">А</text:span>+Т<text:span text:style-name="T8">И</text:span>*Д<text:span text:style-name="T8">И­,</text:span></text:p>
      <text:p text:style-name="P12">С<text:span text:style-name="T8">ЗО</text:span> = 16*1200 + 348*1200 = <text:span text:style-name="T11">436800</text:span> р.</text:p>
      <text:p text:style-name="Обычный_20_текст">Дополнительная заработная плата участников разработки:</text:p>
      <text:p text:style-name="P12">С­<text:span text:style-name="T8">ЗД</text:span>=С<text:span text:style-name="T8">ЗО</text:span>*К<text:span text:style-name="T8">ДОП,</text:span></text:p>
      <text:p text:style-name="P12">С­<text:span text:style-name="T8">ЗД</text:span> = <text:span text:style-name="T11">436800</text:span>*0.12 = 52416 р.</text:p>
      <text:p text:style-name="Обычный_20_текст">Отчисления на социальные нужды:</text:p>
      <text:p text:style-name="P12">С<text:span text:style-name="T8">СН</text:span> = (С­<text:span text:style-name="T8">ЗО</text:span>+ С<text:span text:style-name="T8">ЗД­</text:span>)*К­<text:span text:style-name="T8">СН</text:span>,</text:p>
      <text:p text:style-name="P12">С<text:span text:style-name="T8">СН</text:span> = (<text:span text:style-name="T12">436800</text:span>+ 52416) * 0.36 = 176117,76 р.</text:p>
      <text:p text:style-name="P9">Накладные расходы:</text:p>
      <text:p text:style-name="P12">С<text:span text:style-name="T8">НР</text:span> = (С­<text:span text:style-name="T8">ЗО</text:span>+ С<text:span text:style-name="T8">ЗД­</text:span>)*К­<text:span text:style-name="T8">НР</text:span>,</text:p>
      <text:p text:style-name="P12">С<text:span text:style-name="T8">НР </text:span>= (<text:span text:style-name="T11">436800</text:span>+ 52416) * 0.15 = 73382,4 р.</text:p>
      <text:p text:style-name="P2"/>
      <text:p text:style-name="Обычный_20_текст">К выполнению проекта сторонние организации не привлекаются.</text:p>
      <text:p text:style-name="Обычный_20_текст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6"><draw:frame draw:style-name="fr2" draw:name="Объект3" text:anchor-type="paragraph" svg:x="4.602cm" svg:y="0.231cm" svg:width="7.793cm" svg:height="2.26cm" draw:z-index="7"><draw:object xlink:href="./Object 10" xlink:type="simple" xlink:show="embed" xlink:actuate="onLoad"/><draw:image xlink:href="./ObjectReplacements/Object 10" xlink:type="simple" xlink:show="embed" xlink:actuate="onLoad"/></draw:frame>Таблица 4.3. Расходы по статье «Прочие издержки»</text:p>
      <text:p text:style-name="Обычный_20_текст">Срок разработки принимается равным Т<text:span text:style-name="T8">Р </text:span>= 12 мес., следовательно, величина прочих издержек составляет <text:span text:style-name="T15">С</text:span><text:span text:style-name="T9">ПИ</text:span><text:span text:style-name="T15"> = 12 * </text:span><text:span text:style-name="T3">5000</text:span><text:span text:style-name="T15"> = </text:span><text:span text:style-name="T3">60</text:span><text:span text:style-name="T15"> </text:span><text:span text:style-name="T3">0</text:span><text:span text:style-name="T15">00</text:span><text:span text:style-name="T16"> р.</text:span></text:p>
      <text:p text:style-name="Обычный_20_текст">Итак, с учетом издержек по каждой из статей, полная себестоимость разработки проекта составляет</text:p>
      <text:p text:style-name="P2"/>
      <text:p text:style-name="P13">С<text:span text:style-name="T8">ПР</text:span> = С<text:span text:style-name="T8">МАТ</text:span>+С<text:span text:style-name="T8">ЗО</text:span>+С<text:span text:style-name="T8">ЗД</text:span>+С<text:span text:style-name="T8">СН</text:span>+С<text:span text:style-name="T8">НР</text:span>+С<text:span text:style-name="T8">ПИ</text:span>,</text:p>
      <text:p text:style-name="P4"/>
      <text:p text:style-name="Обычный_20_текст">На основании приведённых выше расчётов получаем себестоимость проекта в размере <text:span text:style-name="T2">803 016</text:span> рублей (табл. 4.4).</text:p>
      <text:p text:style-name="P6"><draw:frame draw:style-name="fr1" draw:name="Объект4" text:anchor-type="paragraph" svg:width="13.086cm" svg:height="3.614cm" draw:z-index="8"><draw:object xlink:href="./Object 11" xlink:type="simple" xlink:show="embed" xlink:actuate="onLoad"/><draw:image xlink:href="./ObjectReplacements/Object 11" xlink:type="simple" xlink:show="embed" xlink:actuate="onLoad"/></draw:frame>Таблица 4.4. Общая себестоимость проекта</text:p>
      <text:h text:style-name="Heading_20_2" text:outline-level="2">Оценка экономической эффективности проекта</text:h>
      <text:p text:style-name="Обычный_20_текст">Разработанный редактор электронных документов является частью системы электронного декларирования. Он не имеет самостоятельного потребительского назначения, поэтому оценка экономической эффективности проводится по системе в целом.</text:p>
      <text:p text:style-name="Обычный_20_текст"><text:soft-page-break/>В России количество таможенных постов около 600 штук, на 160 уже стоит система электронного декларирования, т.е. мы не будем считать экономический эффект от внедрения новой системы поверх старой, а будем считать эффект от установки системы на 440 постах, где до сих пор работают по старой «бумажной» системе декларирования.</text:p>
      <text:h text:style-name="Heading_20_3" text:outline-level="3">Экономический эффект потребителя</text:h>
      <text:h text:style-name="Heading_20_4" text:outline-level="4">Исходные данные</text:h>
      <text:p text:style-name="Обычный_20_текст">Известно, что оформление одной грузовой таможенной декларации (ГТД) декларантом без использования портала декларанта занимает до <text:span text:style-name="T2">3</text:span>.5 ч. То есть за один рабочий день декларант не сможет оформить более 3 ГТД. Внедрение системы позволяет ускорить процесс оформления ГТД до 1 – 1.5 часов, значит, декларант сможет оформить за день до <text:span text:style-name="T2">4</text:span> – <text:span text:style-name="T2">5</text:span> ГТД. Это приведет к увеличению суммарной стоимости перевозимых грузов приблизительно в 2.5 раза. </text:p>
      <text:p text:style-name="Обычный_20_текст">Таможенная стоимость грузов, перевозимых по одной ГТД, составляет в среднем <text:span text:style-name="T2">3</text:span>00 тыс. руб. Увеличение оборота при этих данных составит <text:span text:style-name="T2">900</text:span> тыс. р. ежедневно. Таможенные платежи составляют в среднем 3<text:span text:style-name="T2">3</text:span>% от стоимости сделки, т.е. можно ожидать увеличения платежей примерно на <text:span text:style-name="T2">297</text:span> тыс. р. ежедневно. Таков оптимистический прогноз.</text:p>
      <text:p text:style-name="Обычный_20_текст">Однако, учитывая, что в среднем загрузка декларантов составляет 75-80% рабочего времени, получаем увеличение платежей на таможенных постах в среднем на <text:span text:style-name="T2">237</text:span> тыс. р. За вычетом себестоимости оформления внешнеэкономической сделки увеличение поступлений в бюджет РФ составит порядка <text:span text:style-name="T2">227</text:span> тыс. р. ежедневно.</text:p>
      <text:p text:style-name="Обычный_20_текст">Для определения экономической эффективности проекта, воспользуемся пессимистическим вариантом прогноза, поскольку если этот вариант будет экономически привлекательным, то, очевидно, выгодность проекта сохранится и для других вариантов прогноза.</text:p>
      <text:p text:style-name="Обычный_20_текст">Предположим, что реализации проекта происходит при наименее выгодных условиях. </text:p>
      <text:p text:style-name="Обычный_20_текст">Средняя стоимость грузов, провозимых по ГТД меньше <text:span text:style-name="T2">3</text:span>00 тыс. р. </text:p>
      <text:p text:style-name="Обычный_20_текст">Примерно в 12% случаев производится освобождение от уплаты таможенных пошлин и пошлин, взимаемых за таможенное оформление.</text:p>
      <text:p text:style-name="Обычный_20_текст">Примерно в 50% случаев осуществляется корректировка таможенной стоимости.</text:p>
      <text:p text:style-name="Обычный_20_текст">Загрузка декларантов ниже <text:span text:style-name="T2">80 </text:span>%.</text:p>
      <text:p text:style-name="Обычный_20_текст">В итоге, после усреднения по всем таможенным постам (учитывая не только самые нагруженные, но и прочие), получим увеличение бюджетных поступлений на 80 тыс. р. с одного таможенного поста ежедневно.</text:p>
      <text:h text:style-name="Heading_20_4" text:outline-level="4">Расчет</text:h>
      <text:p text:style-name="Обычный_20_текст">В качестве показателя экономической эффективности выберем чистый дисконтированный доход (ЧДД). Чистый дисконтированный доход проекта <text:span text:style-name="T3">NPV</text:span><text:span text:style-name="T15"> </text:span>(<text:span text:style-name="T2">Net</text:span> <text:span text:style-name="T2">Present</text:span> <text:span text:style-name="T2">Value</text:span>) рассчитывается как разность дисконтированных денежных <text:soft-page-break/>потоков поступлений и платежей, производимых в процессе реализации проекта за весь инвестиционный период:</text:p>
      <text:p text:style-name="Обычный_20_текст"><draw:frame draw:style-name="fr3" draw:name="Объект10" text:anchor-type="as-char" svg:width="6.632cm" svg:height="1.552cm" draw:z-index="0"><draw:object-ole xlink:href="./Object 1" xlink:type="simple" xlink:show="embed" xlink:actuate="onLoad"/><draw:image xlink:href="./ObjectReplacements/Object 1" xlink:type="simple" xlink:show="embed" xlink:actuate="onLoad"/></draw:frame>, где </text:p>
      <text:p text:style-name="Обычный_20_текст"><draw:frame draw:style-name="fr4" draw:name="Объект22" text:anchor-type="as-char" svg:width="0.847cm" svg:height="0.635cm" draw:z-index="1"><draw:object-ole xlink:href="./Object 2" xlink:type="simple" xlink:show="embed" xlink:actuate="onLoad"/><draw:image xlink:href="./ObjectReplacements/Object 2" xlink:type="simple" xlink:show="embed" xlink:actuate="onLoad"/></draw:frame> – поступление денежных средств, связанных с реализацией проекта, в интервале (входной денежный поток);</text:p>
      <text:p text:style-name="Обычный_20_текст"><draw:frame draw:style-name="fr5" draw:name="Объект23" text:anchor-type="as-char" svg:width="1.023cm" svg:height="0.635cm" draw:z-index="2"><draw:object-ole xlink:href="./Object 3" xlink:type="simple" xlink:show="embed" xlink:actuate="onLoad"/><draw:image xlink:href="./ObjectReplacements/Object 3" xlink:type="simple" xlink:show="embed" xlink:actuate="onLoad"/></draw:frame>– платежи денежных средств, связанных с реализацией проекта, в интервале t (выходной денежный поток);</text:p>
      <text:p text:style-name="Обычный_20_текст">R – ставка дисконтирования, принятая для оценки анализируемого проекта (0,1);</text:p>
      <text:p text:style-name="Обычный_20_текст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Обычный_20_текст">В частности, если инвестиции в проект производятся единовременно, <text:span text:style-name="T3">NPV</text:span> может быть рассчитан следующим образом:</text:p>
      <text:p text:style-name="Обычный_20_текст"><draw:frame draw:style-name="fr6" draw:name="Объект13" text:anchor-type="as-char" svg:width="4.588cm" svg:height="1.552cm" draw:z-index="3"><draw:object-ole xlink:href="./Object 4" xlink:type="simple" xlink:show="embed" xlink:actuate="onLoad"/><draw:image xlink:href="./ObjectReplacements/Object 4" xlink:type="simple" xlink:show="embed" xlink:actuate="onLoad"/></draw:frame>, где </text:p>
      <text:p text:style-name="Обычный_20_текст"><text:span text:style-name="T3">I</text:span><text:span text:style-name="T15"> </text:span>– единовременные затраты, совершаемые в инвестиционном (нулевом) интервале; </text:p>
      <text:p text:style-name="Обычный_20_текст"><text:s/><draw:frame draw:style-name="fr7" draw:name="Объект14" text:anchor-type="as-char" svg:width="4.69cm" svg:height="0.67cm" draw:z-index="4"><draw:object-ole xlink:href="./Object 5" xlink:type="simple" xlink:show="embed" xlink:actuate="onLoad"/><draw:image xlink:href="./ObjectReplacements/Object 5" xlink:type="simple" xlink:show="embed" xlink:actuate="onLoad"/></draw:frame> – чистый денежный поток.</text:p>
      <text:p text:style-name="Обычный_20_текст">Пусть срок реализации проекта один год. Таможенный пост работает 28 дней в месяц. Так как потребитель будет использовать имеющиеся вычислительные ресурсы, в качестве начальных инвестиций можно принять стоимость портала декларанта (1 500 000 р). В таком случае, ЧДД с одного таможенного поста (усредненного по показателям) составит:</text:p>
      <text:p text:style-name="Обычный_20_текст"/>
      <text:p text:style-name="P10">ЧДП = 12*28*80 000 = 26 880 000 р.</text:p>
      <text:p text:style-name="Обычный_20_текст"><text:span text:style-name="T15">ЧДД = 26 880 000/1.15 - 1 500 000 = 21 873 913 р</text:span></text:p>
      <text:p text:style-name="Обычный_20_текст"/>
      <text:p text:style-name="Обычный_20_текст">Как было отмечено выше, полученный показатель экономической эффективности справедлив при использовании портала декларанта целиком. Исходя из экспертной оценки, редактор электронных документов портала декларанта можно рассматривать как 1/5 часть системы. Таким образом, ЧДД при использовании разработанной системы составляет:</text:p>
      <text:p text:style-name="Обычный_20_текст"/>
      <text:p text:style-name="P10">ЧДД<text:span text:style-name="T8">п</text:span> = ЧДД / 5 = 21 873 913 / 5 = 4 374 782 р.</text:p>
      <text:p text:style-name="Обычный_20_текст"/>
      <text:p text:style-name="Обычный_20_текст">Результат показал, что потребителю экономически выгодно использовать портал декларанта.</text:p>
      <text:h text:style-name="Heading_20_3" text:outline-level="3"><text:soft-page-break/>Экономический эффект разработчика</text:h>
      <text:p text:style-name="Обычный_20_текст">Оценим прибыль разработчика исходя из размеров его выручки и себестоимости разработки:</text:p>
      <text:p text:style-name="P11">П<text:span text:style-name="T8">р</text:span><text:span text:style-name="T17"> </text:span>= Ц * <text:span text:style-name="T18">N</text:span> – <text:span text:style-name="T18">C</text:span>, где<text:span text:style-name="T8"> </text:span></text:p>
      <text:p text:style-name="P11"><text:span text:style-name="T2">C</text:span> = <text:span text:style-name="T2">803 016</text:span><text:span text:style-name="T4"> </text:span>руб.<text:tab/>- себестоимость разработки</text:p>
      <text:p text:style-name="P11"><text:span text:style-name="T2">N</text:span> = 440 шт.<text:tab/><text:tab/>- количество продаваемых копий</text:p>
      <text:p text:style-name="P11">Ц = 30 000 руб.<text:tab/>- цена продажи копии</text:p>
      <text:p text:style-name="Обычный_20_текст">Будем считать стоимость редактора электронных документов портала как 1/5 часть от общей стоимости системы (т.е. от 1 500 000 р.)</text:p>
      <text:p text:style-name="Обычный_20_текст">П<text:span text:style-name="T8">р</text:span> = 440*30 000- <text:span text:style-name="T2">803 016</text:span><text:span text:style-name="T4"> </text:span>= 12 396 983 р.</text:p>
      <text:p text:style-name="Обычный_20_текст">Для определения экономического эффекта разработчика, воспользуемся показателем рентабельность инвестиций.</text:p>
      <text:p text:style-name="Обычный_20_текст">Показатель рентабельности инвестиций (ROI – Return Оn Investments) определяется как отношение среднегодовой прибыли к суммарным инвестиционным затратам в проект:</text:p>
      <text:p text:style-name="P5"><text:span text:style-name="T5"><draw:frame draw:style-name="fr8" draw:name="Объект15" text:anchor-type="as-char" svg:width="3.175cm" svg:height="1.729cm" draw:z-index="9"><draw:object-ole xlink:href="./Object 6" xlink:type="simple" xlink:show="embed" xlink:actuate="onLoad"/><draw:image xlink:href="./ObjectReplacements/Object 6" xlink:type="simple" xlink:show="embed" xlink:actuate="onLoad"/></draw:frame></text:span><text:span text:style-name="T5">,</text:span>где </text:p>
      <text:p text:style-name="P5"><draw:frame draw:style-name="fr9" draw:name="Объект16" text:anchor-type="as-char" svg:width="0.573cm" svg:height="0.679cm" draw:z-index="10"><draw:object-ole xlink:href="./Object 7" xlink:type="simple" xlink:show="embed" xlink:actuate="onLoad"/><draw:image xlink:href="./ObjectReplacements/Object 7" xlink:type="simple" xlink:show="embed" xlink:actuate="onLoad"/></draw:frame> – чистая прибыль от проекта в году t; T – количество лет в инвестиционном периоде; I – величина инвестиционных затрат, связанных с реализацией проекта.</text:p>
      <text:p text:style-name="Обычный_20_текст">Период внедрения 440 копий системы по всем таможенным постам России возьмем равным 5 годам.</text:p>
      <text:p text:style-name="P13"><text:span text:style-name="T2">ROI</text:span> = <text:span text:style-name="T4">12 396 983</text:span> / <text:span text:style-name="T2">( 803 016</text:span><text:span text:style-name="T4"> *</text:span> 5 <text:span text:style-name="T2">)</text:span> = 3,09</text:p>
      <text:p text:style-name="Обычный_20_текст">Такая рентабельность инвестиций является вполне удовлетворительной.</text:p>
      <text:h text:style-name="Heading_20_2" text:outline-level="2">Выводы</text:h>
      <text:p text:style-name="Обычный_20_текст">Исходя из вычисленных показателей экономической эффективности, реализация проекта выгодна как разработчику, так и потребителю. Кроме того, проект переводит на качественно новый уровень процесс таможенного декларирования. Его реализация позволит потребителю:</text:p>
      <text:list xml:id="list33575501" text:style-name="WW8Num50">
        <text:list-item>
          <text:p text:style-name="P16">минимизировать затраты на внедрение проекта</text:p>
        </text:list-item>
        <text:list-item>
          <text:p text:style-name="P16">повысить скорость оформления таможенных документов</text:p>
        </text:list-item>
        <text:list-item>
          <text:p text:style-name="P16">сократить расходы Интернет трафика </text:p>
        </text:list-item>
      </text:list>
      <text:p text:style-name="Обычный_20_текст">Таким образом, проект несёт экономическую выгоду разработчику и клиентам. В результате внедрения разработки сокращаются потери грузоотправителя и затраты по реализации таможенного контроля, что позволяет ожидать в перспективе большую востребованность программного продук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0T10:56:03.21</meta:creation-date>
    <dc:date>2009-01-22T13:54:37.41</dc:date>
    <dc:creator>eav eav</dc:creator>
    <meta:editing-duration>PT00H12M08S</meta:editing-duration>
    <meta:editing-cycles>8</meta:editing-cycles>
    <meta:generator>OpenOffice.org/3.0$Win32 OpenOffice.org_project/300m9$Build-9358</meta:generator>
    <meta:document-statistic meta:table-count="0" meta:image-count="0" meta:object-count="11" meta:page-count="6" meta:paragraph-count="107" meta:word-count="1405" meta:character-count="10767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9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5000">
            <text:p>5000</text:p>
          </table:table-cell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6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60000">
            <text:p>600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803016.16">
            <text:p>803016,16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8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00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795816.16">
            <text:p>795816,16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5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